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use-window-font-color="true"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text-properties style:use-window-font-color="true" style:font-name="Times New Roman" fo:font-size="12pt" fo:language="ru" fo:country="RU" fo:font-weight="normal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767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text-properties fo:language="ru" fo:country="RU"/>
    </style:style>
    <style:style style:name="P19" style:family="paragraph" style:parent-style-name="Standard" style:list-style-name="L1">
      <style:text-properties fo:language="ru" fo:country="RU" officeooo:paragraph-rsid="001ab770"/>
    </style:style>
    <style:style style:name="P20" style:family="paragraph" style:parent-style-name="Standard">
      <style:text-properties fo:language="ru" fo:country="RU" fo:font-weight="normal" style:font-weight-asian="normal" style:font-weight-complex="normal"/>
    </style:style>
    <style:style style:name="P21" style:family="paragraph" style:parent-style-name="Standard">
      <style:text-properties fo:language="ru" fo:country="RU" fo:font-weight="normal" officeooo:rsid="0019875f" officeooo:paragraph-rsid="0019875f" style:font-weight-asian="normal" style:font-weight-complex="normal"/>
    </style:style>
    <style:style style:name="P22" style:family="paragraph" style:parent-style-name="Standard" style:list-style-name="L2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5" style:family="paragraph" style:parent-style-name="Standard" style:list-style-name="L5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color="#dc2300" style:font-size-asian="10.5pt"/>
    </style:style>
    <style:style style:name="T2" style:family="text">
      <style:text-properties fo:color="#dc2300" fo:font-size="12pt" style:font-size-asian="10.5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style:font-size-asian="12pt" style:language-asian="en" style:country-asian="US" style:font-name-complex="Times New Roman" style:language-complex="ar" style:country-complex="SA"/>
    </style:style>
    <style:style style:name="T5" style:family="text">
      <style:text-properties style:font-size-asian="10.5pt"/>
    </style:style>
    <style:style style:name="T6" style:family="text">
      <style:text-properties officeooo:rsid="00189a5c"/>
    </style:style>
    <style:style style:name="T7" style:family="text">
      <style:text-properties officeooo:rsid="001ab7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Красным выделены не доработанные блоки.</text:p>
      <text:p text:style-name="P5"/>
      <text:p text:style-name="P5"/>
      <text:p text:style-name="P6">Система управления РПК. </text:p>
      <text:p text:style-name="P6">Приложение <text:span text:style-name="T6">4</text:span>. Модули. Ввод-вывод.</text:p>
      <text:p text:style-name="P1"/>
      <text:p text:style-name="P1"/>
      <text:p text:style-name="P1"/>
      <text:p text:style-name="P1"><text:tab/>Модуль ввода/вывода (далее мВВ) выполняет две задачи:</text:p>
      <text:p text:style-name="P1"/>
      <text:list xml:id="list1713649642308159925" text:style-name="L1">
        <text:list-item>
          <text:p text:style-name="P18">управление устройствами ввода/вывода</text:p>
        </text:list-item>
        <text:list-item>
          <text:p text:style-name="P18">организацию виртуальной системы ввода/вывода для остальных модулей системы</text:p>
        </text:list-item>
        <text:list-item>
          <text:p text:style-name="P19"><text:span text:style-name="T7">передача системному модулю сообщений об ошибка/восстановлении устройств и линий ввода/вывода</text:span></text:p>
        </text:list-item>
      </text:list>
      <text:p text:style-name="P2"/>
      <text:p text:style-name="P4">Управление устройствами ввода/вывода</text:p>
      <text:p text:style-name="P3"/>
      <text:p text:style-name="P10"><text:tab/>В качестве устройств ввода/вывода применяются Moxa ioLogic E12xx разные по конфигурации входов и выходов. Модуль обеспечивает инициализацию устройств и синхронизацию состояний входов и выходов реальных устройств и виртуальной системы ввода/вывода.</text:p>
      <text:p text:style-name="P8"><text:tab/></text:p>
      <text:p text:style-name="P4">Организация виртуальной системы ввода/вывода</text:p>
      <text:p text:style-name="P3"/>
      <text:p text:style-name="P10"><text:tab/>Предоставляет клиентам интерфейс системы ввода/вывода без специфики конкретного типа устройств.</text:p>
      <text:p text:style-name="P8"/>
      <text:p text:style-name="P4"/>
      <text:p text:style-name="P2"><text:span text:style-name="T3">Сайт</text:span><text:tab/></text:p>
      <text:p text:style-name="P8"/>
      <text:list xml:id="list4759038354988658259" text:style-name="L2">
        <text:list-item>
          <text:p text:style-name="P22">/</text:p>
        </text:list-item>
        <text:list-item>
          <text:p text:style-name="P22">getInputs</text:p>
        </text:list-item>
        <text:list-item>
          <text:p text:style-name="P22">setOutputs</text:p>
          <text:p text:style-name="P22"/>
        </text:list-item>
      </text:list>
      <text:p text:style-name="P12"><text:tab/></text:p>
      <text:p text:style-name="P12"><text:tab/><text:tab/>/</text:p>
      <text:p text:style-name="P11"/>
      <text:p text:style-name="P11"><text:tab/><text:tab/><text:tab/>Тип ресурса: виртуальный</text:p>
      <text:p text:style-name="P11"/>
      <text:p text:style-name="P11"><text:tab/><text:tab/><text:tab/>Запросы: </text:p>
      <text:p text:style-name="P11"><text:tab/><text:tab/><text:tab/><text:tab/></text:p>
      <text:p text:style-name="P11"><text:tab/><text:tab/><text:tab/><text:tab/>GET, HEAD</text:p>
      <text:p text:style-name="P11"/>
      <text:p text:style-name="P11"><text:tab/><text:tab/><text:tab/>Функциональность:</text:p>
      <text:p text:style-name="P11"><text:tab/><text:tab/><text:tab/></text:p>
      <text:p text:style-name="P11"><text:tab/><text:tab/><text:tab/><text:tab/>Нет</text:p>
      <text:list xml:id="list5799067225968804496" text:style-name="L3">
        <text:list-header>
          <text:p text:style-name="P23"/>
        </text:list-header>
      </text:list>
      <text:p text:style-name="P11"><text:tab/><text:tab/><text:tab/>Ответ:</text:p>
      <text:p text:style-name="P11"/>
      <text:p text:style-name="P11"><text:tab/><text:tab/><text:tab/><text:tab/> Выдается страница системы ввода/вывода</text:p>
      <text:p text:style-name="P9"/>
      <text:p text:style-name="P12"><text:tab/><text:tab/>getInputs</text:p>
      <text:p text:style-name="P11"/>
      <text:p text:style-name="P11"><text:tab/><text:tab/><text:tab/>Тип ресурса: виртуальный</text:p>
      <text:p text:style-name="P11"/>
      <text:p text:style-name="P11"><text:soft-page-break/><text:tab/><text:tab/><text:tab/>Запросы: </text:p>
      <text:p text:style-name="P11"><text:tab/><text:tab/><text:tab/><text:tab/></text:p>
      <text:p text:style-name="P11"><text:tab/><text:tab/><text:tab/><text:tab/>GET, HEAD</text:p>
      <text:p text:style-name="P11"><text:tab/><text:tab/><text:tab/><text:tab/></text:p>
      <text:p text:style-name="P11"><text:tab/><text:tab/><text:tab/><text:tab/>Параметры запроса:</text:p>
      <text:p text:style-name="P11"/>
      <text:p text:style-name="P11"><text:tab/><text:tab/><text:tab/><text:tab/><text:tab/>n - номер входа</text:p>
      <text:p text:style-name="P11"/>
      <text:p text:style-name="P11"><text:tab/><text:tab/><text:tab/><text:tab/><text:tab/>В запросе может указываться несколько номеров входов.</text:p>
      <text:p text:style-name="P11"/>
      <text:p text:style-name="P11"><text:tab/><text:tab/><text:tab/>Функциональность:</text:p>
      <text:p text:style-name="P11"><text:tab/><text:tab/><text:tab/></text:p>
      <text:p text:style-name="P11"><text:tab/><text:tab/><text:tab/><text:tab/>Нет</text:p>
      <text:list xml:id="list958284025" text:continue-numbering="true" text:style-name="L3">
        <text:list-header>
          <text:p text:style-name="P23"/>
        </text:list-header>
      </text:list>
      <text:p text:style-name="P11"><text:tab/><text:tab/><text:tab/>Ответ:</text:p>
      <text:p text:style-name="P11"/>
      <text:list xml:id="list577216228873337871" text:style-name="L4">
        <text:list-item>
          <text:p text:style-name="P24">по GET, то выдается страница с состоянием входов</text:p>
        </text:list-item>
        <text:list-item>
          <text:p text:style-name="P24">по HEAD выдается состояние входов передается в заголовке «<text:span text:style-name="T4">FR_INPUTS_STATE»</text:span>:</text:p>
        </text:list-item>
      </text:list>
      <text:p text:style-name="P9"><text:tab/><text:tab/><text:tab/><text:tab/><text:tab/></text:p>
      <text:p text:style-name="P9"><text:tab/><text:tab/><text:tab/><text:tab/><text:tab/><text:tab/>FR_INPUTS_STATE: {номер_входа} {состояние}</text:p>
      <text:p text:style-name="P9"><text:tab/><text:tab/><text:tab/><text:tab/><text:tab/><text:tab/><text:tab/><text:tab/><text:tab/><text:tab/><text:tab/><text:tab/>...</text:p>
      <text:p text:style-name="P9"><text:tab/><text:tab/><text:tab/><text:tab/><text:tab/><text:tab/>FR_INPUTS_STATE: {номер_входа} {состояние}</text:p>
      <text:p text:style-name="P9"/>
      <text:p text:style-name="P9"><text:tab/><text:tab/><text:tab/><text:tab/>С<text:span text:style-name="T5">остояние входа: </text:span><text:span text:style-name="T1">on, off, ...</text:span></text:p>
      <text:p text:style-name="P9"/>
      <text:p text:style-name="P12"><text:tab/><text:tab/>setOutputs</text:p>
      <text:p text:style-name="P11"/>
      <text:p text:style-name="P11"><text:tab/><text:tab/><text:tab/>Тип ресурса: виртуальный</text:p>
      <text:p text:style-name="P11"/>
      <text:p text:style-name="P11"><text:tab/><text:tab/><text:tab/>Запросы: </text:p>
      <text:p text:style-name="P11"><text:tab/><text:tab/><text:tab/><text:tab/></text:p>
      <text:p text:style-name="P11"><text:tab/><text:tab/><text:tab/><text:tab/>GET, HEAD</text:p>
      <text:p text:style-name="P11"/>
      <text:p text:style-name="P11"><text:tab/><text:tab/><text:tab/><text:tab/>Параметры запроса:</text:p>
      <text:p text:style-name="P11"/>
      <text:p text:style-name="P11"><text:tab/><text:tab/><text:tab/><text:tab/><text:tab/>n - номер выхода</text:p>
      <text:p text:style-name="P11"><text:tab/><text:tab/><text:tab/><text:tab/><text:tab/>s - <text:s/>состояние выхода: on, off</text:p>
      <text:p text:style-name="P11"/>
      <text:p text:style-name="P11"><text:tab/><text:tab/><text:tab/><text:tab/><text:tab/>В запросе может указываться несколько выходов</text:p>
      <text:p text:style-name="P11"/>
      <text:p text:style-name="P11"><text:tab/><text:tab/><text:tab/>Функциональность:</text:p>
      <text:p text:style-name="P11"><text:tab/><text:tab/><text:tab/></text:p>
      <text:p text:style-name="P11"><text:tab/><text:tab/><text:tab/><text:tab/>Устанавливаются указанные выходы в заданные состояния.</text:p>
      <text:list xml:id="list656099491" text:continue-list="list958284025" text:style-name="L3">
        <text:list-header>
          <text:p text:style-name="P23"/>
        </text:list-header>
      </text:list>
      <text:p text:style-name="P11"><text:tab/><text:tab/><text:tab/>Ответ:</text:p>
      <text:p text:style-name="P11"/>
      <text:list xml:id="list6402319209001189832" text:style-name="L5">
        <text:list-item>
          <text:p text:style-name="P25">по GET выдается страница с состоянием входов</text:p>
        </text:list-item>
        <text:list-item>
          <text:p text:style-name="P25">по HEAD выдается состояние входов передается в заголовке «<text:span text:style-name="T4">FR_INPUTS_STATE»</text:span>:</text:p>
        </text:list-item>
      </text:list>
      <text:p text:style-name="P9"><text:tab/><text:tab/><text:tab/><text:tab/><text:tab/></text:p>
      <text:p text:style-name="P9"><text:tab/><text:tab/><text:tab/><text:tab/><text:tab/><text:tab/>FR_INPUTS_STATE: {номер_входа} {состояние}</text:p>
      <text:p text:style-name="P9"><text:tab/><text:tab/><text:tab/><text:tab/><text:tab/><text:tab/><text:tab/><text:tab/><text:tab/><text:tab/><text:tab/><text:tab/>...</text:p>
      <text:p text:style-name="P9"><text:tab/><text:tab/><text:tab/><text:tab/><text:tab/><text:tab/>FR_INPUTS_STATE: {номер_входа} {состояние}</text:p>
      <text:p text:style-name="P9"/>
      <text:p text:style-name="P15">Параметры запуска</text:p>
      <text:p text:style-name="P17"><text:soft-page-break/></text:p>
      <text:p text:style-name="P16"><text:tab/><text:span text:style-name="T2">описание параметров запуска ввода/вывода</text:span></text:p>
      <text:p text:style-name="P14"/>
      <text:p text:style-name="P4">Файл конфигурации</text:p>
      <text:p text:style-name="P3"/>
      <text:p text:style-name="P13"><text:tab/><text:span text:style-name="T1">описание элементов конфигурации ввода/вывода</text:span></text:p>
      <text:p text:style-name="P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13:56:33</dc:date>
    <dc:creator>ilja </dc:creator>
    <meta:editing-duration>PT16H40M9S</meta:editing-duration>
    <meta:editing-cycles>233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3" meta:paragraph-count="74" meta:word-count="239" meta:character-count="2081" meta:non-whitespace-character-count="1711"/>
  </office:meta>
</office:document-meta>
</file>